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4.8528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able_female_male_priority_male_vitamin_d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</text:p>
          </table:table-cell>
          <table:table-cell table:number-columns-repeated="3"/>
          <table:table-cell table:style-name="ce1" table:number-columns-repeated="2"/>
          <table:table-cell/>
        </table:table-row>
        <table:table-row table:style-name="ro2">
          <table:table-cell/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season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/>
          <table:table-cell office:value-type="string" calcext:value-type="string">
            <text:p>albumi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season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estradiol_detection</text:p>
          </table:table-cell>
          <table:table-cell table:number-columns-repeated="3"/>
          <table:table-cell table:style-name="ce1" office:value-type="string" calcext:value-type="string">
            <text:p>menopause_ordinal; age; body_log; region; medication_vitamin_d; alteration_sex_hormone; cholesterol_imputation; vitamin_d_imputation; genotype_array_axiom; genotype_pc_[1-10]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log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imputation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oestradiol_imputation_log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stosterone_detec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season; region; genotype_array_axiom; genotype_pc_[1-10]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vitamin_d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tamin_d_imputa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2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season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estradiol_detection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5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stradiol_bioavail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bioavailabl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estradiol_fre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testosterone_dete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osterone_free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bumin_imputatio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_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_imput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eroid_globulin_imputation_lo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21:39:14.151547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1T21:49:20.408678098</dc:date>
    <meta:editing-duration>PT8H21M42S</meta:editing-duration>
    <meta:editing-cycles>40</meta:editing-cycles>
    <meta:generator>LibreOffice/6.4.7.2$Linux_X86_64 LibreOffice_project/40$Build-2</meta:generator>
    <meta:document-statistic meta:table-count="1" meta:cell-count="287" meta:object-count="0"/>
  </office:meta>
</office:document-meta>
</file>